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47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fo:color="#ff3333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3/05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m21671 10981v0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40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15" draw:end-shape="id16" draw:end-glue-point="4" svg:d="m26277 14361v991" svg:viewBox="0 0 1 992">
          <text:p/>
        </draw:connector>
        <draw:connector draw:style-name="gr2" draw:text-style-name="P2" xml:id="id26" draw:id="id26" draw:layer="layout" draw:type="line" svg:x1="26.277cm" svg:y1="6.033cm" svg:x2="26.277cm" svg:y2="12.568cm" draw:start-shape="id17" draw:start-glue-point="6" draw:end-shape="id15" draw:end-glue-point="4" svg:d="m26277 6033v6535" svg:viewBox="0 0 1 6536">
          <text:p/>
        </draw:connector>
        <draw:custom-shape draw:style-name="gr3" draw:text-style-name="P2" xml:id="id17" draw:id="id17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1" draw:id="id21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8" draw:id="id18" draw:layer="layout" svg:width="4.339cm" svg:height="1.6cm" svg:x="20.397cm" svg:y="18.206cm">
          <text:p text:style-name="P2">國語語言模型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2" xml:id="id22" draw:id="id22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6" draw:id="id16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18" draw:start-glue-point="4" draw:end-shape="id15" draw:end-glue-point="5" svg:d="m22567 18206 2181-4742" svg:viewBox="0 0 2182 4743">
          <text:p/>
        </draw:connector>
        <draw:custom-shape draw:style-name="gr3" draw:text-style-name="P2" xml:id="id20" draw:id="id20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19" draw:start-glue-point="7" draw:end-shape="id18" draw:end-glue-point="5" svg:d="m17177 19006h3220" svg:viewBox="0 0 3221 1">
          <text:p/>
        </draw:connector>
        <draw:connector draw:style-name="gr2" draw:text-style-name="P2" xml:id="id24" draw:id="id24" draw:layer="layout" draw:type="line" svg:x1="16.807cm" svg:y1="10.982cm" svg:x2="18.365cm" svg:y2="10.982cm" draw:start-shape="id20" draw:start-glue-point="7" draw:end-shape="id21" svg:d="m16807 10982h1558" svg:viewBox="0 0 1559 1">
          <text:p/>
        </draw:connector>
        <draw:connector draw:style-name="gr2" draw:text-style-name="P2" xml:id="id27" draw:id="id27" draw:layer="layout" draw:type="line" svg:x1="21.671cm" svg:y1="10.982cm" svg:x2="21.671cm" svg:y2="10.982cm" draw:start-shape="id22" draw:end-shape="id22" draw:end-glue-point="5" svg:d="m21671 10982v0" svg:viewBox="0 0 1 1">
          <text:p/>
        </draw:connector>
        <draw:connector draw:style-name="gr2" draw:text-style-name="P2" draw:layer="layout" draw:type="line" svg:x1="17.609cm" svg:y1="13.196cm" svg:x2="17.586cm" svg:y2="10.982cm" draw:start-shape="id23" draw:end-shape="id24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25" draw:start-glue-point="7" draw:end-shape="id26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22" draw:start-glue-point="6" draw:end-shape="id15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21" draw:start-glue-point="7" draw:end-shape="id27" draw:end-glue-point="0" svg:d="m20910 10982h761" svg:viewBox="0 0 762 1">
          <text:p/>
        </draw:connector>
        <draw:custom-shape draw:style-name="gr5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輸入斷詞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5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28" draw:start-glue-point="7" draw:end-shape="id29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30" draw:start-glue-point="7" draw:end-shape="id28" draw:end-glue-point="5" svg:d="m4400 16151h12567" svg:viewBox="0 0 12568 1">
            <text:p/>
          </draw:connector>
          <draw:custom-shape draw:style-name="gr3" draw:text-style-name="P2" xml:id="id30" draw:id="id30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4.528cm" svg:height="0.979cm" svg:x="-0.138cm" svg:y="17.617cm">
            <draw:text-box>
              <text:list text:style-name="L3">
                <text:list-header>
                  <text:p>我beh4食飯</text:p>
                </text:list-header>
              </text:list>
            </draw:text-box>
          </draw:frame>
          <draw:frame draw:style-name="gr6" draw:layer="layout" svg:width="5.661cm" svg:height="1.707cm" svg:x="4.6cm" svg:y="18.001cm">
            <draw:text-box>
              <text:p>我：gua2、ngoo2</text:p>
              <text:p>beh4：欲、…</text:p>
            </draw:text-box>
          </draw:frame>
          <draw:custom-shape draw:style-name="gr4" draw:text-style-name="P2" xml:id="id32" draw:id="id32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1" draw:id="id31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28" draw:id="id28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9" draw:id="id29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31" draw:start-glue-point="4" draw:end-shape="id32" draw:end-glue-point="6" svg:d="m13378 19001v-1700" svg:viewBox="0 0 1 1701">
            <text:p/>
          </draw:connector>
          <draw:frame draw:style-name="gr6" draw:text-style-name="P4" draw:layer="layout" svg:width="3.677cm" svg:height="1.047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33" draw:id="id33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33" draw:start-glue-point="1" draw:end-shape="id34" draw:end-glue-point="3" svg:d="m6200 12333h7000" svg:viewBox="0 0 7001 1">
            <text:p/>
          </draw:connector>
          <draw:custom-shape draw:style-name="gr3" draw:text-style-name="P2" xml:id="id34" draw:id="id34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5" draw:id="id35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34" draw:start-glue-point="1" draw:end-shape="id35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7" draw:id="id37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6" draw:id="id36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33" draw:start-glue-point="2" draw:end-shape="id36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36" draw:start-glue-point="1" draw:end-shape="id37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7" draw:text-style-name="P5" draw:layer="layout" svg:width="13.752cm" svg:height="4.722cm" svg:x="15.34cm" svg:y="14.018cm">
          <draw:text-box>
            <text:list text:style-name="L2">
              <text:list-item>
                <text:p text:style-name="P5"><text:span text:style-name="T4">兩者共同缺點</text:span></text:p>
                <text:list>
                  <text:list-item>
                    <text:p text:style-name="P5"><text:span text:style-name="T4">無法使用漢羅語料</text:span></text:p>
                  </text:list-item>
                  <text:list-item>
                    <text:p text:style-name="P5"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38" draw:end-shape="id39" draw:end-glue-point="4" svg:d="m26277 14361v991" svg:viewBox="0 0 1 992">
            <text:p/>
          </draw:connector>
          <draw:connector draw:style-name="gr2" draw:text-style-name="P2" xml:id="id50" draw:id="id50" draw:layer="layout" draw:type="line" svg:x1="26.277cm" svg:y1="6.033cm" svg:x2="26.277cm" svg:y2="12.568cm" draw:start-shape="id40" draw:start-glue-point="6" draw:end-shape="id38" draw:end-glue-point="4" svg:d="m26277 6033v6535" svg:viewBox="0 0 1 6536">
            <text:p/>
          </draw:connector>
          <draw:custom-shape draw:style-name="gr3" draw:text-style-name="P6" xml:id="id40" draw:id="id40" draw:layer="layout" svg:width="2.882cm" svg:height="1.6cm" svg:x="24.836cm" svg:y="4.433cm">
            <text:p text:style-name="P6">輸入</text:p>
            <text:p text:style-name="P6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8" draw:id="id48" draw:layer="layout" svg:width="3.933cm" svg:height="2.3cm" svg:x="15.643cm" svg:y="5.553cm">
            <text:p text:style-name="P6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44" draw:id="id44" draw:layer="layout" svg:width="2.545cm" svg:height="2.224cm" svg:x="18.365cm" svg:y="9.87cm">
            <text:p text:style-name="P6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1" draw:id="id41" draw:layer="layout" svg:width="3.6cm" svg:height="1.6cm" svg:x="20.397cm" svg:y="18.206cm">
            <text:p text:style-name="P6">閩南語</text:p>
            <text:p text:style-name="P6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45" draw:id="id45" draw:layer="layout" svg:width="4cm" svg:height="1.6cm" svg:x="21.671cm" svg:y="10.182cm">
            <text:p text:style-name="P6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38" draw:id="id38" draw:layer="layout" svg:width="3.058cm" svg:height="1.793cm" svg:x="24.748cm" svg:y="12.568cm">
            <text:p text:style-name="P6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39" draw:id="id39" draw:layer="layout" svg:width="2.4cm" svg:height="1.6cm" svg:x="25.077cm" svg:y="15.352cm">
            <text:p text:style-name="P6">輸出</text:p>
            <text:p text:style-name="P6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41" draw:start-glue-point="4" draw:end-shape="id38" draw:end-glue-point="5" svg:d="m22197 18206 2551-4742" svg:viewBox="0 0 2552 4743">
            <text:p/>
          </draw:connector>
          <draw:custom-shape draw:style-name="gr3" draw:text-style-name="P6" xml:id="id43" draw:id="id43" draw:layer="layout" svg:width="3.6cm" svg:height="1.6cm" svg:x="13.207cm" svg:y="10.182cm">
            <text:p text:style-name="P6">國語閩南語</text:p>
            <text:p text:style-name="P6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6" draw:id="id46" draw:layer="layout" svg:width="3.933cm" svg:height="2.3cm" svg:x="15.643cm" svg:y="13.196cm">
            <text:p text:style-name="P6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2" draw:id="id42" draw:layer="layout" svg:width="4.339cm" svg:height="1.6cm" svg:x="12.838cm" svg:y="18.206cm">
            <text:p text:style-name="P6">大量純閩南語</text:p>
            <text:p text:style-name="P6">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9" draw:id="id49" draw:layer="layout" draw:type="line" svg:x1="17.177cm" svg:y1="19.006cm" svg:x2="20.397cm" svg:y2="19.006cm" draw:start-shape="id42" draw:start-glue-point="7" draw:end-shape="id41" draw:end-glue-point="5" svg:d="m17177 19006h3220" svg:viewBox="0 0 3221 1">
            <text:p/>
          </draw:connector>
          <draw:connector draw:style-name="gr2" draw:text-style-name="P2" xml:id="id47" draw:id="id47" draw:layer="layout" draw:type="line" svg:x1="16.807cm" svg:y1="10.982cm" svg:x2="18.365cm" svg:y2="10.982cm" draw:start-shape="id43" draw:start-glue-point="7" draw:end-shape="id44" svg:d="m16807 10982h1558" svg:viewBox="0 0 1559 1">
            <text:p/>
          </draw:connector>
          <draw:connector draw:style-name="gr2" draw:text-style-name="P2" xml:id="id51" draw:id="id51" draw:layer="layout" draw:type="line" svg:x1="21.671cm" svg:y1="10.982cm" svg:x2="21.671cm" svg:y2="10.982cm" draw:start-shape="id45" draw:end-shape="id45" draw:end-glue-point="5" svg:d="m21671 10982v0" svg:viewBox="0 0 1 1">
            <text:p/>
          </draw:connector>
          <draw:connector draw:style-name="gr2" draw:text-style-name="P2" draw:layer="layout" draw:type="line" svg:x1="17.609cm" svg:y1="13.196cm" svg:x2="17.586cm" svg:y2="10.982cm" draw:start-shape="id46" draw:end-shape="id47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48" draw:start-glue-point="6" draw:end-shape="id47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46" draw:start-glue-point="6" draw:end-shape="id49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48" draw:start-glue-point="7" draw:end-shape="id50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45" draw:start-glue-point="6" draw:end-shape="id38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44" draw:start-glue-point="7" draw:end-shape="id51" draw:end-glue-point="0" svg:d="m20910 10982h761" svg:viewBox="0 0 762 1">
            <text:p/>
          </draw:connector>
          <draw:connector draw:style-name="gr8" draw:text-style-name="P2" draw:layer="layout" draw:type="line" svg:x1="15.007cm" svg:y1="11.782cm" svg:x2="15.008cm" svg:y2="18.206cm" draw:start-shape="id43" draw:start-glue-point="6" draw:end-shape="id42" draw:end-glue-point="4" svg:d="m15007 11782 1 6424" svg:viewBox="0 0 2 6425">
            <text:p/>
          </draw:connector>
          <draw:connector draw:style-name="gr8" draw:text-style-name="P2" draw:layer="layout" draw:type="line" svg:x1="22.197cm" svg:y1="18.206cm" svg:x2="19.576cm" svg:y2="14.346cm" draw:start-shape="id41" draw:start-glue-point="4" draw:end-shape="id46" draw:end-glue-point="7" svg:d="m22197 18206-2621-3860" svg:viewBox="0 0 2622 3861">
            <text:p/>
          </draw:connector>
        </draw:g>
        <draw:custom-shape draw:style-name="gr5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53" draw:id="id53" draw:layer="layout" svg:width="3.89cm" svg:height="1.779cm" svg:x="4.979cm" svg:y="16.503cm">
            <text:p text:style-name="P6">閩南語</text:p>
            <text:p text:style-name="P6">語言模型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6" xml:id="id52" draw:id="id52" draw:layer="layout" svg:width="3.89cm" svg:height="1.779cm" svg:x="4.979cm" svg:y="12.328cm">
            <text:p text:style-name="P6">國語閩南語</text:p>
            <text:p text:style-name="P6">平行語料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6" xml:id="id54" draw:id="id54" draw:layer="layout" svg:width="3.933cm" svg:height="2.3cm" svg:x="12.913cm" svg:y="16.242cm">
            <text:p text:style-name="P6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6" draw:id="id56" draw:layer="layout" svg:width="4.689cm" svg:height="1.779cm" svg:x="20.299cm" svg:y="16.503cm">
            <text:p text:style-name="P6">大量純閩南語</text:p>
            <text:p text:style-name="P6">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52" draw:start-glue-point="6" draw:end-shape="id53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54" draw:start-glue-point="4" draw:end-shape="id55" draw:end-glue-point="6" svg:d="m14880 16242v-1875" svg:viewBox="0 0 1 1876">
            <text:p/>
          </draw:connector>
          <draw:connector draw:style-name="gr8" draw:text-style-name="P2" draw:layer="layout" draw:type="line" svg:x1="8.869cm" svg:y1="17.392cm" svg:x2="12.913cm" svg:y2="17.392cm" draw:start-shape="id53" draw:start-glue-point="7" draw:end-shape="id54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56" draw:start-glue-point="5" draw:end-shape="id54" draw:end-glue-point="7" svg:d="m20299 17392h-3453" svg:viewBox="0 0 3454 1">
            <text:p/>
          </draw:connector>
          <draw:custom-shape draw:style-name="gr4" draw:text-style-name="P6" xml:id="id55" draw:id="id55" draw:layer="layout" svg:width="3.933cm" svg:height="2.3cm" svg:x="12.913cm" svg:y="12.067cm">
            <text:p text:style-name="P6">人工確認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55" draw:start-glue-point="5" draw:end-shape="id53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坐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6">一</text:span> 個 <text:span text:style-name="T6">大</text:span></text:p>
                <text:list>
                  <text:list-item>
                    <text:p><text:span text:style-name="T6">一｜</text:span><text:span text:style-name="T6">tsit8</text:span> 个｜e5 <text:span text:style-name="T6">大｜</text:span><text:span text:style-name="T6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6">一</text:span> 個 <text:span text:style-name="T6">大</text:span> </text:p>
                <text:list>
                  <text:list-item>
                    <text:p><text:span text:style-name="T6">一｜</text:span><text:span text:style-name="T6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國語翻到閩南語</text:p>
                <text:list>
                  <text:list-item>
                    <text:p>國語斷詞</text:p>
                  </text:list-item>
                  <text:list-item>
                    <text:p>閩南語語言模型</text:p>
                  </text:list-item>
                </text:list>
              </text:list-item>
              <text:list-item>
                <text:p>閩南語翻到國語</text:p>
                <text:list>
                  <text:list-item>
                    <text:p>閩南語斷詞</text:p>
                    <text:list>
                      <text:list-item>
                        <text:p>需要閩南語語言模型</text:p>
                      </text:list-item>
                    </text:list>
                  </text:list-item>
                  <text:list-item>
                    <text:p>國語語言模型</text:p>
                  </text:list-item>
                </text:list>
              </text:list-item>
              <text:list-item>
                <text:p>閩南語語言模型</text:p>
                <text:list>
                  <text:list-item>
                    <text:p>語言模型→加資料→語言模型→加資料→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整理平行語料</text:p>
                <text:list>
                  <text:list-item>
                    <text:p>國語和閩南語對照</text:p>
                  </text:list-item>
                  <text:list-item>
                    <text:p>拿來整理其他語料，來建閩南語語言模型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7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57" draw:end-shape="id58" draw:end-glue-point="4" svg:d="m26277 14360v991" svg:viewBox="0 0 1 992">
            <text:p/>
          </draw:connector>
          <draw:connector draw:style-name="gr2" draw:text-style-name="P2" xml:id="id69" draw:id="id69" draw:layer="layout" draw:type="line" svg:x1="26.277cm" svg:y1="6.032cm" svg:x2="26.277cm" svg:y2="12.567cm" draw:start-shape="id59" draw:start-glue-point="6" draw:end-shape="id57" draw:end-glue-point="4" svg:d="m26277 6032v6535" svg:viewBox="0 0 1 6536">
            <text:p/>
          </draw:connector>
          <draw:custom-shape draw:style-name="gr3" draw:text-style-name="P6" xml:id="id59" draw:id="id59" draw:layer="layout" svg:width="2.882cm" svg:height="1.6cm" svg:x="24.836cm" svg:y="4.432cm">
            <text:p text:style-name="P6">輸入</text:p>
            <text:p text:style-name="P6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7" draw:id="id67" draw:layer="layout" svg:width="3.933cm" svg:height="2.3cm" svg:x="15.643cm" svg:y="5.552cm">
            <text:p text:style-name="P6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63" draw:id="id63" draw:layer="layout" svg:width="2.545cm" svg:height="2.224cm" svg:x="18.365cm" svg:y="9.869cm">
            <text:p text:style-name="P6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0" draw:id="id60" draw:layer="layout" svg:width="3.6cm" svg:height="1.6cm" svg:x="20.397cm" svg:y="18.205cm">
            <text:p text:style-name="P6">閩南語</text:p>
            <text:p text:style-name="P6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64" draw:id="id64" draw:layer="layout" svg:width="4cm" svg:height="1.6cm" svg:x="21.671cm" svg:y="10.181cm">
            <text:p text:style-name="P6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7" draw:id="id57" draw:layer="layout" svg:width="3.058cm" svg:height="1.793cm" svg:x="24.748cm" svg:y="12.567cm">
            <text:p text:style-name="P6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8" draw:id="id58" draw:layer="layout" svg:width="2.4cm" svg:height="1.6cm" svg:x="25.077cm" svg:y="15.351cm">
            <text:p text:style-name="P6">輸出</text:p>
            <text:p text:style-name="P6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60" draw:start-glue-point="4" draw:end-shape="id57" draw:end-glue-point="5" svg:d="m22197 18205 2551-4742" svg:viewBox="0 0 2552 4743">
            <text:p/>
          </draw:connector>
          <draw:custom-shape draw:style-name="gr3" draw:text-style-name="P6" xml:id="id62" draw:id="id62" draw:layer="layout" svg:width="3.6cm" svg:height="1.6cm" svg:x="13.207cm" svg:y="10.181cm">
            <text:p text:style-name="P6">國語閩南語</text:p>
            <text:p text:style-name="P6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5" draw:id="id65" draw:layer="layout" svg:width="3.933cm" svg:height="2.3cm" svg:x="15.643cm" svg:y="13.195cm">
            <text:p text:style-name="P6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1" draw:id="id61" draw:layer="layout" svg:width="4.339cm" svg:height="1.6cm" svg:x="12.838cm" svg:y="18.205cm">
            <text:p text:style-name="P6">大量純閩南語</text:p>
            <text:p text:style-name="P6">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68" draw:id="id68" draw:layer="layout" draw:type="line" svg:x1="17.177cm" svg:y1="19.005cm" svg:x2="20.397cm" svg:y2="19.005cm" draw:start-shape="id61" draw:start-glue-point="7" draw:end-shape="id60" draw:end-glue-point="5" svg:d="m17177 19005h3220" svg:viewBox="0 0 3221 1">
            <text:p/>
          </draw:connector>
          <draw:connector draw:style-name="gr2" draw:text-style-name="P2" xml:id="id66" draw:id="id66" draw:layer="layout" draw:type="line" svg:x1="16.807cm" svg:y1="10.981cm" svg:x2="18.365cm" svg:y2="10.981cm" draw:start-shape="id62" draw:start-glue-point="7" draw:end-shape="id63" svg:d="m16807 10981h1558" svg:viewBox="0 0 1559 1">
            <text:p/>
          </draw:connector>
          <draw:connector draw:style-name="gr2" draw:text-style-name="P2" xml:id="id70" draw:id="id70" draw:layer="layout" draw:type="line" svg:x1="21.671cm" svg:y1="10.981cm" svg:x2="21.671cm" svg:y2="10.981cm" draw:start-shape="id64" draw:end-shape="id64" draw:end-glue-point="5" svg:d="m21671 10981v0" svg:viewBox="0 0 1 1">
            <text:p/>
          </draw:connector>
          <draw:connector draw:style-name="gr2" draw:text-style-name="P2" draw:layer="layout" draw:type="line" svg:x1="17.609cm" svg:y1="13.195cm" svg:x2="17.586cm" svg:y2="10.981cm" draw:start-shape="id65" draw:end-shape="id66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67" draw:start-glue-point="6" draw:end-shape="id66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65" draw:start-glue-point="6" draw:end-shape="id68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67" draw:start-glue-point="7" draw:end-shape="id69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64" draw:start-glue-point="6" draw:end-shape="id57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63" draw:start-glue-point="7" draw:end-shape="id70" draw:end-glue-point="0" svg:d="m20910 10981h761" svg:viewBox="0 0 762 1">
            <text:p/>
          </draw:connector>
          <draw:connector draw:style-name="gr8" draw:text-style-name="P2" draw:layer="layout" draw:type="line" svg:x1="15.007cm" svg:y1="11.781cm" svg:x2="15.008cm" svg:y2="18.205cm" draw:start-shape="id62" draw:start-glue-point="6" draw:end-shape="id61" draw:end-glue-point="4" svg:d="m15007 11781 1 6424" svg:viewBox="0 0 2 6425">
            <text:p/>
          </draw:connector>
          <draw:connector draw:style-name="gr8" draw:text-style-name="P2" draw:layer="layout" draw:type="line" svg:x1="22.197cm" svg:y1="18.205cm" svg:x2="19.576cm" svg:y2="14.345cm" draw:start-shape="id60" draw:start-glue-point="4" draw:end-shape="id65" draw:end-glue-point="7" svg:d="m22197 18205-2621-3860" svg:viewBox="0 0 2622 3861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TW" svg:font-family="'AR PL UMing TW'" style:font-family-generic="roman" style:font-pitch="variable"/>
    <style:font-face style:name="Arial" svg:font-family="Arial" style:font-family-generic="roman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文泉驛微米黑" style:font-size-asian="24pt" style:language-asian="zh" style:country-asian="TW" style:font-name-complex="文泉驛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8T11:29:27</meta:creation-date>
    <dc:date>2014-03-05T17:56:28.515000000</dc:date>
    <meta:editing-duration>PT11H17M17S</meta:editing-duration>
    <meta:editing-cycles>61</meta:editing-cycles>
    <meta:generator>LibreOffice/4.1.1.2$Windows_x86 LibreOffice_project/7e4286b58adc75a14f6d83f53a03b6c11fa2903</meta:generator>
    <meta:document-statistic meta:object-count="238"/>
  </office:meta>
</office:document-meta>
</file>